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0CEC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0CEC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2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17.09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whatsapp_Group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4" table:style-name="ce11">
            <text:p>Test Scenario : <text:s/>whatsapp Group (generate group)<text:s/></text:p>
          </table:table-cell>
          <table:covered-table-cell/>
          <table:table-cell table:number-columns-repeated="16381"/>
        </table:table-row>
        <table:table-row table:number-rows-repeated="2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covered-table-cell/>
          <table:covered-table-cell/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the user can create a Whatsapp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The admin can delete users from this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at The user can set a name for the created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the option to add people to the group by sharing a link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at the user can add and save the group descri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at the admin can delete the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if all the users are visible to each other within the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that isite able to replying to specific person in the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that the user can make multiple people as group Admi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person file which in the same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if the user can leave the chat at any tim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all the members can view the messag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that only group admins can add people to the grou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if the users are restricted from creating their group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how many users are active on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6" table:style-name="ce6">
            <text:p>16</text:p>
          </table:table-cell>
          <table:table-cell office:value-type="string" table:style-name="ce8">
            <text:p>Check that If a person is removed from the group, he/she will not be able to see any update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that Users can receive and view new messages from other user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e option to mute group notifications for some tim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that is it <text:s/>able to create a group without adding any membe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" table:style-name="ce6">
            <text:p>20</text:p>
          </table:table-cell>
          <table:table-cell office:value-type="string" table:style-name="ce7">
            <text:p>Check how many users can log into the group chat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1" table:style-name="ce9">
            <text:p>21</text:p>
          </table:table-cell>
          <table:table-cell office:value-type="string" table:style-name="ce10">
            <text:p>Check that user can exit the group by clicking on the exit button or not.</text:p>
          </table:table-cell>
          <table:table-cell table:number-columns-repeated="16381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4T05:43:52Z</meta:creation-date>
    <dc:date>2023-12-25T09:59:39Z</dc:date>
  </office:meta>
</office:document-meta>
</file>